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000000001360000003DD2EE1B36.png"/>
  <manifest:file-entry manifest:media-type="image/png" manifest:full-path="Pictures/100002000000005D00000072396030BA.png"/>
  <manifest:file-entry manifest:media-type="image/png" manifest:full-path="Pictures/10000201000001CA000001BE11717A1F.png"/>
  <manifest:file-entry manifest:media-type="image/png" manifest:full-path="Pictures/10000000000006400000038422B98151.png"/>
  <manifest:file-entry manifest:media-type="image/jpeg" manifest:full-path="Pictures/100000000000050000000355C095D12B.jpg"/>
  <manifest:file-entry manifest:media-type="image/jpeg" manifest:full-path="Pictures/10000000000001F4000001F4F0B0B0DF.jpg"/>
  <manifest:file-entry manifest:media-type="image/png" manifest:full-path="Pictures/10000200000000A400000074459880A8.png"/>
  <manifest:file-entry manifest:media-type="image/jpeg" manifest:full-path="Pictures/10000000000004000000024144E06C53.jpg"/>
  <manifest:file-entry manifest:media-type="image/jpeg" manifest:full-path="Pictures/10000000000004B00000040C70397147.jpg"/>
  <manifest:file-entry manifest:media-type="image/jpeg" manifest:full-path="Pictures/10000000000000CD000000F659BE1D4D.jpg"/>
  <manifest:file-entry manifest:media-type="image/jpeg" manifest:full-path="Pictures/10000000000002580000012C5E7265F8.jpg"/>
  <manifest:file-entry manifest:media-type="image/png" manifest:full-path="Pictures/10000000000001C4000001ACC6453E12.png"/>
  <manifest:file-entry manifest:media-type="image/jpeg" manifest:full-path="Pictures/10000000000004000000024002EAECE2.jpg"/>
  <manifest:file-entry manifest:media-type="image/png" manifest:full-path="Pictures/10000000000002520000020B69336B85.png"/>
  <manifest:file-entry manifest:media-type="image/jpeg" manifest:full-path="Pictures/10000000000003E80000029BA65745A5.jpg"/>
  <manifest:file-entry manifest:media-type="image/jpeg" manifest:full-path="Pictures/10000000000003840000024C204DD555.jpg"/>
  <manifest:file-entry manifest:media-type="image/png" manifest:full-path="Pictures/10000201000000C00000004BF9CBBA8E.png"/>
  <manifest:file-entry manifest:media-type="image/png" manifest:full-path="Pictures/100000000000000800000008DD0ADA29.png"/>
  <manifest:file-entry manifest:media-type="image/jpeg" manifest:full-path="Pictures/100000000000038400000388E778AEE7.jpg"/>
  <manifest:file-entry manifest:media-type="image/png" manifest:full-path="Pictures/100002000000005A0000005B21A1299D.png"/>
  <manifest:file-entry manifest:media-type="image/jpeg" manifest:full-path="Pictures/100000000000028000000280BC17F3B7.jpg"/>
  <manifest:file-entry manifest:media-type="image/png" manifest:full-path="Pictures/10000201000002580000025154363923.png"/>
  <manifest:file-entry manifest:media-type="image/png" manifest:full-path="Pictures/100002000000005A0000005ABCAC7E56.png"/>
  <manifest:file-entry manifest:media-type="image/png" manifest:full-path="Pictures/10000201000000F300000138AAC04580.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fals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fals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dp5" style:family="drawing-page">
      <style:drawing-page-properties presentation:background-visible="true" presentation:background-objects-visible="true" draw:fill="solid" draw:fill-color="#808080" draw:fill-image-width="0cm" draw:fill-image-height="0cm"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PyCon-title">
      <style:graphic-properties fo:min-height="3.507cm"/>
    </style:style>
    <style:style style:name="pr2" style:family="presentation" style:parent-style-name="PyCon-notes">
      <style:graphic-properties draw:fill-color="#ffffff" fo:min-height="13.364cm"/>
    </style:style>
    <style:style style:name="pr3" style:family="presentation" style:parent-style-name="PyCon-title">
      <style:graphic-properties draw:auto-grow-height="true" fo:min-height="3.507cm"/>
    </style:style>
    <style:style style:name="pr4" style:family="presentation" style:parent-style-name="PyCon-notes">
      <style:graphic-properties draw:fill-color="#ffffff" draw:auto-grow-height="true" fo:min-height="13.364cm"/>
    </style:style>
    <style:style style:name="pr5" style:family="presentation" style:parent-style-name="PyCon-subtitle">
      <style:graphic-properties draw:fill-color="#ffffff" draw:auto-grow-height="true" fo:min-height="10.491cm"/>
    </style:style>
    <style:style style:name="P1" style:family="paragraph">
      <style:paragraph-properties fo:text-align="center"/>
    </style:style>
    <style:style style:name="P2" style:family="paragraph">
      <style:text-properties fo:color="#ffffff"/>
    </style:style>
    <style:style style:name="P3" style:family="paragraph">
      <style:text-properties fo:font-size="44pt"/>
    </style:style>
    <style:style style:name="P4" style:family="paragraph">
      <style:paragraph-properties fo:text-align="end"/>
    </style:style>
    <style:style style:name="P5" style:family="paragraph">
      <style:paragraph-properties fo:text-align="start"/>
    </style:style>
    <style:style style:name="P6" style:family="paragraph">
      <style:text-properties fo:font-family="'Droid Sans Mono'" style:font-family-generic="swiss" style:font-pitch="variable"/>
    </style:style>
    <style:style style:name="P7" style:family="paragraph">
      <style:text-properties fo:font-family="'DejaVu Sans Mono'" style:font-family-generic="swiss" style:font-pitch="variable"/>
    </style:style>
    <style:style style:name="P8" style:family="paragraph">
      <style:text-properties fo:font-size="18pt" style:font-size-asian="18pt" style:font-size-complex="18pt"/>
    </style:style>
    <style:style style:name="P9" style:family="paragraph">
      <style:paragraph-properties fo:text-align="start"/>
      <style:text-properties fo:color="#ffffff" fo:font-size="40pt" style:font-size-asian="40pt" style:font-size-complex="40pt"/>
    </style:style>
    <style:style style:name="P10" style:family="paragraph">
      <style:text-properties fo:font-size="36pt" style:font-size-asian="36pt" style:font-size-complex="36pt"/>
    </style:style>
    <style:style style:name="P11" style:family="paragraph">
      <style:text-properties fo:color="#000000"/>
    </style:style>
    <style:style style:name="T1" style:family="text">
      <style:text-properties fo:font-size="44pt" style:font-size-asian="44pt" style:font-size-complex="44pt"/>
    </style:style>
    <style:style style:name="T2" style:family="text">
      <style:text-properties fo:color="#ffffff"/>
    </style:style>
    <style:style style:name="T3" style:family="text">
      <style:text-properties fo:font-size="44pt"/>
    </style:style>
    <style:style style:name="T4" style:family="text">
      <style:text-properties fo:font-style="italic" style:font-style-asian="italic" style:font-style-complex="italic"/>
    </style:style>
    <style:style style:name="T5" style:family="text">
      <style:text-properties fo:font-weight="bold"/>
    </style:style>
    <style:style style:name="T6" style:family="text">
      <style:text-properties fo:font-family="'Droid Sans Mono'" style:font-family-generic="swiss" style:font-pitch="variable"/>
    </style:style>
    <style:style style:name="T7" style:family="text">
      <style:text-properties fo:font-family="'DejaVu Sans Mono'" style:font-family-generic="swiss" style:font-pitch="variable"/>
    </style:style>
    <style:style style:name="T8" style:family="text">
      <style:text-properties fo:font-size="18pt" style:font-size-asian="18pt" style:font-size-complex="18pt"/>
    </style:style>
    <style:style style:name="T9" style:family="text">
      <style:text-properties fo:font-family="'DejaVu Sans Mono'" style:font-family-generic="swiss" style:font-pitch="variable" fo:font-size="28pt" style:font-size-asian="28pt" style:font-size-complex="28pt"/>
    </style:style>
    <style:style style:name="T10" style:family="text">
      <style:text-properties fo:color="#ffffff" fo:font-size="40pt" style:font-size-asian="40pt" style:font-size-complex="40pt"/>
    </style:style>
    <style:style style:name="T11" style:family="text">
      <style:text-properties fo:font-size="36pt" style:font-size-asian="36pt" style:font-size-complex="36pt"/>
    </style:style>
    <style:style style:name="T12" style:family="text">
      <style:text-properties fo:color="#00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yCon" presentation:presentation-page-layout-name="AL1T19">
        <office:forms form:automatic-focus="false" form:apply-design-mode="false"/>
        <draw:frame presentation:style-name="pr1" draw:layer="layout" svg:width="25.191cm" svg:height="18.121cm" svg:x="1.27cm" svg:y="1.443cm" presentation:class="title" presentation:user-transformed="true">
          <draw:text-box>
            <text:p>Designing Embedded Linux Systems for Python Programmers<text:line-break/><text:line-break/><text:line-break/><text:line-break/><text:line-break/><text:line-break/>Mark Kohler<text:line-break/>mark.kohler@gmail.com</text:p>
          </draw:text-box>
        </draw:frame>
        <draw:frame draw:style-name="gr1" draw:text-style-name="P1" draw:layer="layout" svg:width="4.14cm" svg:height="4.969cm" svg:x="9.195cm" svg:y="8.255cm">
          <draw:image xlink:href="Pictures/10000000000000CD000000F659BE1D4D.jpg" xlink:type="simple" xlink:show="embed" xlink:actuate="onLoad">
            <text:p/>
          </draw:image>
        </draw:frame>
        <draw:frame draw:style-name="gr1" draw:text-style-name="P1" draw:layer="layout" svg:width="6.402cm" svg:height="6.739cm" svg:x="13.97cm" svg:y="7.231cm">
          <draw:image xlink:href="Pictures/10000201000001CA000001BE11717A1F.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 presentation:class="page"/>
          <draw:frame presentation:style-name="pr2" draw:layer="layout" svg:width="16.799cm" svg:height="13.364cm" svg:x="2.1cm" svg:y="14.107cm" presentation:class="notes">
            <draw:text-box>
              <text:p>Welcome!</text:p>
              <text:p/>
              <text:p>Who wants to build an embedded system?</text:p>
              <text:p>Who wants to use Python?</text:p>
            </draw:text-box>
          </draw:frame>
        </presentation:notes>
      </draw:page>
      <draw:page draw:name="page2"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Hardware is cheap.</text:span></text:p>
          </draw:text-box>
        </draw:frame>
        <draw:frame draw:style-name="gr1" draw:text-style-name="P1" draw:layer="layout" svg:width="37.281cm" svg:height="21.006cm" svg:x="-1.32cm" svg:y="0cm">
          <draw:image xlink:href="Pictures/10000000000004000000024144E06C53.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2" presentation:class="page"/>
          <draw:frame presentation:style-name="pr4" draw:layer="layout" svg:width="16.799cm" svg:height="13.38cm" svg:x="1.997cm" svg:y="14.107cm" presentation:class="notes" presentation:user-transformed="true">
            <draw:text-box>
              <text:p>The story so far...Hardware is cheap. </text:p>
              <text:p>Specifically, the price difference between 8-bit and 32-bit processors is small and dwindling.</text:p>
              <text:p/>
              <text:p>That means there are more and more places we can use Python.</text:p>
              <text:p/>
              <text:p>That board has:</text:p>
              <text:p><text:tab/>700 MHz ARM11 processor</text:p>
              <text:p><text:tab/>GPU</text:p>
              <text:p><text:tab/>256 MB RAM</text:p>
              <text:p><text:tab/>Ethernet, USB</text:p>
              <text:p/>
              <text:p>And it is perfect for running Python.</text:p>
              <text:p/>
              <text:p>It is called Raspberry Pi and and it costs $35.</text:p>
              <text:p/>
            </draw:text-box>
          </draw:frame>
        </presentation:notes>
      </draw:page>
      <draw:page draw:name="page3" draw:style-name="dp3"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Linux and Python logos</text:span></text:p>
          </draw:text-box>
        </draw:frame>
        <draw:frame draw:style-name="gr1" draw:text-style-name="P1" draw:layer="layout" svg:width="8.598cm" svg:height="10.318cm" svg:x="2.832cm" svg:y="4.922cm">
          <draw:image xlink:href="Pictures/10000000000000CD000000F659BE1D4D.jpg" xlink:type="simple" xlink:show="embed" xlink:actuate="onLoad">
            <text:p/>
          </draw:image>
        </draw:frame>
        <draw:frame draw:style-name="gr1" draw:text-style-name="P1" draw:layer="layout" svg:width="11.43cm" svg:height="11.131cm" svg:x="13.97cm" svg:y="4.445cm">
          <draw:image xlink:href="Pictures/10000201000001CA000001BE11717A1F.png" xlink:type="simple" xlink:show="embed" xlink:actuate="onLoad">
            <text:p/>
          </draw:image>
        </draw:frame>
        <presentation:notes draw:style-name="dp2">
          <office:forms form:automatic-focus="false" form:apply-design-mode="false"/>
          <draw:frame presentation:style-name="pr4" draw:layer="layout" svg:width="16.799cm" svg:height="13.364cm" svg:x="2.1cm" svg:y="14.107cm" presentation:class="notes" presentation:user-transformed="true">
            <draw:text-box>
              <text:p>My premise is</text:p>
              <text:p/>
              <text:p>Programmers develop faster with Linux and Python than a micro-controller or commercial real-time operating system and C.</text:p>
              <text:p/>
              <text:p>The tools and documentation are much better, even when the documentation is the source.</text:p>
            </draw:text-box>
          </draw:frame>
        </presentation:notes>
      </draw:page>
      <draw:page draw:name="page4"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kiosk</text:p>
          </draw:text-box>
        </draw:frame>
        <draw:frame draw:style-name="gr1" draw:text-style-name="P1" draw:layer="layout" svg:width="38.1cm" svg:height="25.389cm" svg:x="-10.16cm" svg:y="-3.81cm">
          <draw:image xlink:href="">
            <text:p/>
          </draw:image>
        </draw:frame>
        <draw:frame draw:style-name="gr1" draw:text-style-name="P1" draw:layer="layout" svg:width="39.421cm" svg:height="26.269cm" svg:x="-11.43cm" svg:y="-5.263cm">
          <draw:image xlink:href="Pictures/100000000000050000000355C095D12B.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4" presentation:class="page"/>
          <draw:frame presentation:style-name="pr2" draw:layer="layout" svg:width="16.799cm" svg:height="13.364cm" svg:x="2.1cm" svg:y="14.107cm" presentation:class="notes">
            <draw:text-box>
              <text:p>Just considering Python-capable systems, hardware resources can vary widely. For this talk, I'm going to use 3 examples.</text:p>
              <text:p/>
              <text:p><text:tab/>Electronic kiosks</text:p>
            </draw:text-box>
          </draw:frame>
        </presentation:notes>
      </draw:page>
      <draw:page draw:name="page5"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router</text:p>
          </draw:text-box>
        </draw:frame>
        <draw:frame draw:style-name="gr1" draw:text-style-name="P1" draw:layer="layout" svg:width="17.012cm" svg:height="16.109cm" svg:x="5.489cm" svg:y="2.449cm">
          <draw:image xlink:href="">
            <text:p/>
          </draw:image>
        </draw:frame>
        <presentation:notes draw:style-name="dp2">
          <office:forms form:automatic-focus="false" form:apply-design-mode="false"/>
          <draw:page-thumbnail draw:style-name="gr2" draw:layer="layout" svg:width="14.848cm" svg:height="11.135cm" svg:x="3.075cm" svg:y="2.257cm" draw:page-number="5" presentation:class="page"/>
          <draw:frame presentation:style-name="pr2" draw:layer="layout" svg:width="16.799cm" svg:height="13.364cm" svg:x="2.1cm" svg:y="14.107cm" presentation:class="notes">
            <draw:text-box>
              <text:p>routers</text:p>
            </draw:text-box>
          </draw:frame>
        </presentation:notes>
      </draw:page>
      <draw:page draw:name="page6" draw:style-name="dp1" draw:master-page-name="PyCon" presentation:presentation-page-layout-name="AL1T19">
        <office:forms form:automatic-focus="false" form:apply-design-mode="false"/>
        <draw:frame presentation:style-name="pr1" draw:layer="layout" svg:width="25.191cm" svg:height="3.507cm" svg:x="1.27cm" svg:y="7.288cm" presentation:class="title">
          <draw:text-box>
            <text:p>thermostat</text:p>
          </draw:text-box>
        </draw:frame>
        <draw:frame draw:style-name="gr1" draw:text-style-name="P1" draw:layer="layout" svg:width="28.105cm" svg:height="18.362cm" svg:x="-0.057cm" svg:y="1.322cm">
          <draw:image xlink:href="Pictures/10000000000003840000024C204DD555.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6" presentation:class="page"/>
          <draw:frame presentation:style-name="pr2" draw:layer="layout" svg:width="16.799cm" svg:height="13.364cm" svg:x="2.1cm" svg:y="14.107cm" presentation:class="notes">
            <draw:text-box>
              <text:p>And thermostats</text:p>
            </draw:text-box>
          </draw:frame>
        </presentation:notes>
      </draw:page>
      <draw:page draw:name="page7" draw:style-name="dp1" draw:master-page-name="PyCon" presentation:presentation-page-layout-name="AL1T19">
        <office:forms form:automatic-focus="false" form:apply-design-mode="false"/>
        <draw:frame presentation:style-name="pr3" draw:layer="layout" svg:width="25.191cm" svg:height="3.507cm" svg:x="1.27cm" svg:y="7.288cm" presentation:class="title">
          <draw:text-box>
            <text:p>Linux Desktop</text:p>
          </draw:text-box>
        </draw:frame>
        <draw:frame draw:style-name="gr1" draw:text-style-name="P1" draw:layer="layout" svg:width="27.99cm" svg:height="15.744cm" svg:x="0cm" svg:y="2.712cm">
          <draw:image xlink:href="Pictures/10000000000006400000038422B98151.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7" presentation:class="page"/>
          <draw:frame presentation:style-name="pr4" draw:layer="layout" svg:width="16.799cm" svg:height="13.364cm" svg:x="2.1cm" svg:y="14.107cm" presentation:class="notes">
            <draw:text-box>
              <text:p>We have one problem. Linux distributions are designed for desktops, not embedded systems.</text:p>
            </draw:text-box>
          </draw:frame>
        </presentation:notes>
      </draw:page>
      <draw:page draw:name="page8" draw:style-name="dp4" draw:master-page-name="PyCon" presentation:presentation-page-layout-name="AL1T19">
        <office:forms form:automatic-focus="false" form:apply-design-mode="false"/>
        <draw:frame presentation:style-name="pr3" draw:layer="layout" svg:width="25.191cm" svg:height="5.437cm" svg:x="1.27cm" svg:y="6.323cm" presentation:class="title" presentation:user-transformed="true">
          <draw:text-box>
            <text:p><text:span text:style-name="T2">Solution: Use what you can from the distribution and use Python to build the rest.</text:span></text:p>
          </draw:text-box>
        </draw:frame>
        <draw:frame draw:style-name="gr1" draw:text-style-name="P1" draw:layer="layout" svg:width="20.955cm" svg:height="20.955cm" svg:x="3.175cm" svg:y="0.051cm">
          <draw:image xlink:href="Pictures/10000000000001F4000001F4F0B0B0DF.jp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8" presentation:class="page"/>
          <draw:frame presentation:style-name="pr4" draw:layer="layout" svg:width="16.799cm" svg:height="13.364cm" svg:x="2.1cm" svg:y="14.107cm" presentation:class="notes">
            <draw:text-box>
              <text:p>The solution is:</text:p>
              <text:p/>
              <text:p>Use the pieces you you can from the distribution and use Python to build the rest.</text:p>
              <text:p/>
            </draw:text-box>
          </draw:frame>
        </presentation:notes>
      </draw:page>
      <draw:page draw:name="page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Choose the right distribution.</text:span></text:p>
          </draw:text-box>
        </draw:frame>
        <draw:frame draw:style-name="gr1" draw:text-style-name="P1" draw:layer="layout" svg:width="2.38cm" svg:height="2.407cm" svg:x="7.145cm" svg:y="3.175cm">
          <draw:image xlink:href="Pictures/100002000000005A0000005B21A1299D.png" xlink:type="simple" xlink:show="embed" xlink:actuate="onLoad">
            <text:p/>
          </draw:image>
        </draw:frame>
        <draw:frame draw:style-name="gr1" draw:text-style-name="P1" draw:layer="layout" svg:width="6.868cm" svg:height="2.682cm" svg:x="9.642cm" svg:y="12.7cm">
          <draw:image xlink:href="Pictures/10000201000000C00000004BF9CBBA8E.png" xlink:type="simple" xlink:show="embed" xlink:actuate="onLoad">
            <text:p/>
          </draw:image>
        </draw:frame>
        <draw:frame draw:style-name="gr1" draw:text-style-name="P1" draw:layer="layout" svg:width="2.46cm" svg:height="3.015cm" svg:x="20.4cm" svg:y="3.335cm">
          <draw:image xlink:href="Pictures/100002000000005D00000072396030BA.png" xlink:type="simple" xlink:show="embed" xlink:actuate="onLoad">
            <text:p/>
          </draw:image>
        </draw:frame>
        <draw:frame draw:style-name="gr1" draw:text-style-name="P1" draw:layer="layout" svg:width="2.38cm" svg:height="2.38cm" svg:x="5.24cm" svg:y="15.875cm">
          <draw:image xlink:href="Pictures/100002000000005A0000005ABCAC7E56.png" xlink:type="simple" xlink:show="embed" xlink:actuate="onLoad">
            <text:p/>
          </draw:image>
        </draw:frame>
        <draw:frame draw:style-name="gr1" draw:text-style-name="P1" draw:layer="layout" svg:width="5.866cm" svg:height="4.149cm" svg:x="21.439cm" svg:y="15.875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9" presentation:class="page"/>
          <draw:frame presentation:style-name="pr4" draw:layer="layout" svg:width="16.799cm" svg:height="13.364cm" svg:x="2.1cm" svg:y="14.107cm" presentation:class="notes">
            <draw:text-box>
              <text:p>The first step is to choose the right distribution for your product.</text:p>
            </draw:text-box>
          </draw:frame>
        </presentation:notes>
      </draw:page>
      <draw:page draw:name="page10"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ext:span text:style-name="T1">For a kiosk, choose Ubuntu.</text:span></text:p>
          </draw:text-box>
        </draw:frame>
        <draw:frame draw:style-name="gr1" draw:text-style-name="P1" draw:layer="layout" svg:width="2.38cm" svg:height="2.407cm" svg:x="12.805cm" svg:y="12.198cm">
          <draw:image xlink:href="Pictures/100002000000005A0000005B21A1299D.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0" presentation:class="page"/>
          <draw:frame presentation:style-name="pr4" draw:layer="layout" svg:width="16.799cm" svg:height="15.741cm" svg:x="2.1cm" svg:y="13.907cm" presentation:class="notes" presentation:user-transformed="true">
            <draw:text-box>
              <text:p>Kiosks usually use PC-class hardware; a screen, an x86 processor, a touchscreen or pointing device, and tens of gigabytes of storage</text:p>
              <text:p/>
              <text:p>But there are some important differences:</text:p>
              <text:p/>
              <text:p>A desktop has one user and lots of applications.</text:p>
              <text:p/>
              <text:p>A kiosk has one application and lots of users.</text:p>
              <text:p/>
              <text:p>Kiosks have no human administrator - all configuration and upgrades must be automatic</text:p>
              <text:p/>
              <text:p>Ubuntu has great support for Linux desktops and gives you a number of choices for building your user interface</text:p>
              <text:p/>
              <text:p>Chrome and Firefox have kiosk modes.</text:p>
              <text:p>You can write your user interface for a browser, or you can use a traditional toolkit like Qt or GTK.</text:p>
            </draw:text-box>
          </draw:frame>
        </presentation:notes>
      </draw:page>
      <draw:page draw:name="page1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Fedora?</text:p>
          </draw:text-box>
        </draw:frame>
        <draw:frame draw:style-name="gr1" draw:text-style-name="P1" draw:layer="layout" svg:width="2.38cm" svg:height="2.38cm" svg:x="12.805cm" svg:y="12.225cm">
          <draw:image xlink:href="Pictures/100002000000005A0000005ABCAC7E5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1" presentation:class="page"/>
          <draw:frame presentation:style-name="pr4" draw:layer="layout" svg:width="16.799cm" svg:height="13.364cm" svg:x="2.1cm" svg:y="14.107cm" presentation:class="notes">
            <draw:text-box>
              <text:p>Fedora also has great desktop support and can be a good choice.</text:p>
              <text:p/>
              <text:p>Ubuntu's advantage is that it is based on Debian and the Debian project has packaged a lot more software than Fedora. So it is more likely that the software you want is already packaged.</text:p>
              <text:p><text:s text:c="65"/></text:p>
              <text:p>Further, Debian packages are more granular than Fedora packages, so if you are tight on space, it is easier to slim down your storage requirements by removing packages than by digging into individual packages and tearing out what you don't need.</text:p>
              <text:p/>
            </draw:text-box>
          </draw:frame>
        </presentation:notes>
      </draw:page>
      <draw:page draw:name="page12"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For a router, choose Debian.</text:p>
          </draw:text-box>
        </draw:frame>
        <draw:frame draw:style-name="gr1" draw:text-style-name="P1" draw:layer="layout" svg:width="2.46cm" svg:height="3.015cm" svg:x="15.24cm" svg:y="12.225cm">
          <draw:image xlink:href="Pictures/100002000000005D00000072396030BA.png" xlink:type="simple" xlink:show="embed" xlink:actuate="onLoad">
            <text:p/>
          </draw:image>
        </draw:frame>
        <draw:frame draw:style-name="gr1" draw:text-style-name="P1" draw:layer="layout" svg:width="4.445cm" svg:height="4.209cm" svg:x="9.525cm" svg:y="11.666cm">
          <draw:image xlink:href="Pictures/10000000000001C4000001ACC6453E12.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2" presentation:class="page"/>
          <draw:frame presentation:style-name="pr2" draw:layer="layout" svg:width="16.799cm" svg:height="13.364cm" svg:x="2.1cm" svg:y="14.107cm" presentation:class="notes" presentation:user-transformed="true">
            <draw:text-box>
              <text:p>Debian becomes a better choice than Ubuntu if you don't need to support the latest PC hardware and desktop environments.</text:p>
              <text:p/>
              <text:p>For example, if you don't need a compositing window manager, Debian may be a better choice.</text:p>
              <text:p/>
              <text:p>The core Ubuntu components, both the kernel and the userspace runtime code, are always on the leading edge, but that can mean those components aren't as portable, as the core components of Debian.</text:p>
            </draw:text-box>
          </draw:frame>
        </presentation:notes>
      </draw:page>
      <draw:page draw:name="page13" draw:style-name="dp4" draw:master-page-name="PyCon" presentation:presentation-page-layout-name="AL1T19">
        <office:forms form:automatic-focus="false" form:apply-design-mode="false"/>
        <draw:frame presentation:style-name="pr3" draw:text-style-name="P2" draw:layer="layout" svg:width="25.191cm" svg:height="3.625cm" svg:x="1.27cm" svg:y="7.229cm" presentation:class="title">
          <draw:text-box>
            <text:p><text:span text:style-name="T2">Debian supports more processor types than Ubuntu</text:span></text:p>
          </draw:text-box>
        </draw:frame>
        <draw:frame draw:style-name="gr1" draw:text-style-name="P1" draw:layer="layout" svg:width="15.715cm" svg:height="13.837cm" svg:x="6.314cm" svg:y="3.665cm">
          <draw:image xlink:href="Pictures/10000000000002520000020B69336B85.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3" presentation:class="page"/>
          <draw:frame presentation:style-name="pr4" draw:layer="layout" svg:width="16.799cm" svg:height="13.364cm" svg:x="2.1cm" svg:y="14.107cm" presentation:class="notes">
            <draw:text-box>
              <text:p>This is chart of the CPU architectures Debian supports.</text:p>
              <text:p/>
              <text:p>By contrast, Ubuntu supports x86 and one flavor of ARM.</text:p>
            </draw:text-box>
          </draw:frame>
        </presentation:notes>
      </draw:page>
      <draw:page draw:name="page14"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presentation:user-transformed="true">
          <draw:text-box>
            <text:p text:style-name="P2"><text:span text:style-name="T2">Emdebian</text:span></text:p>
          </draw:text-box>
        </draw:frame>
        <draw:frame draw:style-name="gr1" draw:text-style-name="P1" draw:layer="layout" svg:width="10.935cm" svg:height="2.151cm" svg:x="8.528cm" svg:y="9.428cm">
          <draw:image xlink:href="Pictures/10000000000001360000003DD2EE1B36.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4" presentation:class="page"/>
          <draw:frame presentation:style-name="pr4" draw:layer="layout" svg:width="16.799cm" svg:height="13.364cm" svg:x="2.1cm" svg:y="14.107cm" presentation:class="notes">
            <draw:text-box>
              <text:p>If you need to slim your system down further, the emdebian project is a set of build tools that allow you to create your own Debian-based distribution with only the parts you need.</text:p>
              <text:p/>
              <text:p>This can save you a tremendous amount of time over <text:s/>manually trying to find packages, or parts of packages, that you can throw out.</text:p>
            </draw:text-box>
          </draw:frame>
        </presentation:notes>
      </draw:page>
      <draw:page draw:name="page15" draw:style-name="dp4" draw:master-page-name="PyCon" presentation:presentation-page-layout-name="AL1T19">
        <office:forms form:automatic-focus="false" form:apply-design-mode="false"/>
        <draw:frame presentation:style-name="pr5" draw:text-style-name="P3" draw:layer="layout" svg:width="25.191cm" svg:height="10.491cm" svg:x="1.27cm" svg:y="7.288cm" presentation:class="subtitle" presentation:user-transformed="true">
          <draw:text-box>
            <text:p><text:span text:style-name="T3"><text:s/></text:span><text:span text:style-name="T3">use BusyBox</text:span></text:p>
            <text:p><text:span text:style-name="T3"><text:s/></text:span><text:span text:style-name="T3">and Linux from Scratch.</text:span></text:p>
          </draw:text-box>
        </draw:frame>
        <draw:frame presentation:style-name="pr3" draw:layer="layout" svg:width="25.191cm" svg:height="3.507cm" svg:x="1.27cm" svg:y="7.288cm" presentation:class="title">
          <draw:text-box>
            <text:p>For a thermostat,</text:p>
          </draw:text-box>
        </draw:frame>
        <draw:frame draw:style-name="gr1" draw:text-style-name="P1" draw:layer="layout" svg:width="23.812cm" svg:height="15.557cm" svg:x="2.089cm" svg:y="0.318cm">
          <draw:image xlink:href="Pictures/10000000000003840000024C204DD555.jpg" xlink:type="simple" xlink:show="embed" xlink:actuate="onLoad">
            <text:p/>
          </draw:image>
        </draw:frame>
        <draw:frame draw:style-name="gr1" draw:text-style-name="P1" draw:layer="layout" svg:width="5.866cm" svg:height="4.149cm" svg:x="19.534cm" svg:y="16.171cm">
          <draw:image xlink:href="Pictures/10000200000000A400000074459880A8.png" xlink:type="simple" xlink:show="embed" xlink:actuate="onLoad">
            <text:p/>
          </draw:image>
        </draw:frame>
        <draw:frame draw:style-name="gr1" draw:text-style-name="P1" draw:layer="layout" svg:width="6.868cm" svg:height="2.682cm" svg:x="2.657cm" svg:y="17.003cm">
          <draw:image xlink:href="Pictures/10000201000000C00000004BF9CBBA8E.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5" presentation:class="page"/>
          <draw:frame presentation:style-name="pr4" draw:layer="layout" svg:width="16.799cm" svg:height="13.364cm" svg:x="2.1cm" svg:y="14.107cm" presentation:class="notes">
            <draw:text-box>
              <text:p>For a thermostat, the hardware design must be low cost. Nevertheless, inexpensive system-on-chip designs mean that Python is still feasible, even in these environments.</text:p>
              <text:p/>
              <text:p>The challenge of these designs is often related to minimizing the amount of secondary storage.</text:p>
              <text:p/>
              <text:p>For this kind of system, you will probably want to start with a kernel and add pieces, instead of starting with a distribution and removing pieces.</text:p>
            </draw:text-box>
          </draw:frame>
        </presentation:notes>
      </draw:page>
      <draw:page draw:name="page16" draw:style-name="dp4" draw:master-page-name="PyCon" presentation:presentation-page-layout-name="AL1T19">
        <office:forms form:automatic-focus="false" form:apply-design-mode="false"/>
        <draw:frame presentation:style-name="pr3" draw:layer="layout" svg:width="25.191cm" svg:height="3.507cm" svg:x="1.27cm" svg:y="7.288cm" presentation:class="title" presentation:user-transformed="true">
          <draw:text-box>
            <text:p>What is BusyBox?</text:p>
          </draw:text-box>
        </draw:frame>
        <draw:frame draw:style-name="gr1" draw:text-style-name="P1" draw:layer="layout" svg:width="5.866cm" svg:height="4.149cm" svg:x="11.062cm" svg:y="12.361cm">
          <draw:image xlink:href="Pictures/10000200000000A400000074459880A8.png" xlink:type="simple" xlink:show="embed" xlink:actuate="onLoad">
            <text:p/>
          </draw:image>
        </draw:frame>
        <presentation:notes draw:style-name="dp2">
          <office:forms form:automatic-focus="false" form:apply-design-mode="false"/>
          <draw:page-thumbnail draw:style-name="gr2" draw:layer="layout" svg:width="14.848cm" svg:height="11.135cm" svg:x="3.075cm" svg:y="2.257cm" draw:page-number="16" presentation:class="page"/>
          <draw:frame presentation:style-name="pr4" draw:layer="layout" svg:width="16.799cm" svg:height="13.364cm" svg:x="2.1cm" svg:y="14.107cm" presentation:class="notes">
            <draw:text-box>
              <text:p>For the smallest embedded system, BusyBox is a very good choice.</text:p>
              <text:p/>
              <text:p>BusyBox is a very small user-space implementation for Linux.</text:p>
              <text:p><text:s text:c="60"/></text:p>
              <text:p>People often use it with a scaled-down C library to create very small custom distributions.</text:p>
              <text:p/>
            </draw:text-box>
          </draw:frame>
        </presentation:notes>
      </draw:page>
      <draw:page draw:name="page17"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What is Linux from Scratch?</text:p>
          </draw:text-box>
        </draw:frame>
        <draw:frame draw:style-name="gr1" draw:text-style-name="P1" draw:layer="layout" svg:width="6.868cm" svg:height="2.682cm" svg:x="10.561cm" svg:y="13.193cm">
          <draw:image xlink:href="Pictures/10000201000000C00000004BF9CBBA8E.png" xlink:type="simple" xlink:show="embed" xlink:actuate="onLoad">
            <text:p/>
          </draw:image>
        </draw:frame>
        <presentation:notes draw:style-name="dp2">
          <draw:page-thumbnail draw:style-name="gr2" draw:layer="layout" svg:width="14.848cm" svg:height="11.135cm" svg:x="3.075cm" svg:y="2.257cm" draw:page-number="17" presentation:class="page"/>
          <draw:frame presentation:style-name="pr4" draw:layer="layout" svg:width="16.799cm" svg:height="13.364cm" svg:x="2.1cm" svg:y="14.107cm" presentation:class="notes">
            <draw:text-box>
              <text:p>Linux from Scratch and its companion Cross Linux from Scratch are book-based distributions that explain issues like:</text:p>
              <text:p/>
              <text:p>creating and use a cross-compilation gcc toolchain</text:p>
              <text:p/>
              <text:p>building custom kernels</text:p>
              <text:p/>
              <text:p>using unusual boot loaders</text:p>
              <text:p/>
              <text:p>customizing the boot process</text:p>
              <text:p><text:s/></text:p>
            </draw:text-box>
          </draw:frame>
        </presentation:notes>
      </draw:page>
      <draw:page draw:name="page18" draw:style-name="dp4" draw:master-page-name="PyCon" presentation:presentation-page-layout-name="AL1T19">
        <office:forms form:automatic-focus="false" form:apply-design-mode="false"/>
        <draw:frame presentation:style-name="pr3" draw:text-style-name="P2" draw:layer="layout" svg:width="25.191cm" svg:height="3.507cm" svg:x="1.27cm" svg:y="7.288cm" presentation:class="title">
          <draw:text-box>
            <text:p><text:span text:style-name="T2">Eliminate desktop assumptions</text:span></text:p>
          </draw:text-box>
        </draw:frame>
        <draw:frame draw:style-name="gr1" draw:text-style-name="P1" draw:layer="layout" svg:width="19.264cm" svg:height="10.836cm" svg:x="4.363cm" svg:y="5.085cm">
          <draw:image xlink:href="Pictures/10000000000006400000038422B98151.png" xlink:type="simple" xlink:show="embed" xlink:actuate="onLoad">
            <text:p/>
          </draw:image>
        </draw:frame>
        <draw:frame draw:style-name="gr1" draw:text-style-name="P1" draw:layer="layout" svg:width="16.343cm" svg:height="16.153cm" svg:x="5.824cm" svg:y="2.427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18" presentation:class="page"/>
          <draw:frame presentation:style-name="pr4" draw:layer="layout" svg:width="16.799cm" svg:height="13.364cm" svg:x="2.1cm" svg:y="14.107cm" presentation:class="notes">
            <draw:text-box>
              <text:p>Eliminate the desktop assumptions of your distribution.</text:p>
              <text:p/>
              <text:p>For Ubuntu and Debian, this can be a significant amount of work.</text:p>
              <text:p/>
              <text:p>For BusyBox, this has either been done for you, or you've created everything yourself.</text:p>
              <text:p><text:s text:c="66"/></text:p>
              <text:p>Find these assumptions, and code around them in Python.</text:p>
              <text:p/>
            </draw:text-box>
          </draw:frame>
        </presentation:notes>
      </draw:page>
      <draw:page draw:name="page19"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Handle upgrades automatically.</text:p>
          </draw:text-box>
        </draw:frame>
        <presentation:notes draw:style-name="dp2">
          <draw:page-thumbnail draw:style-name="gr2" draw:layer="layout" svg:width="14.848cm" svg:height="11.135cm" svg:x="3.075cm" svg:y="2.257cm" draw:page-number="19" presentation:class="page"/>
          <draw:frame presentation:style-name="pr4" draw:layer="layout" svg:width="16.799cm" svg:height="13.364cm" svg:x="2.1cm" svg:y="14.107cm" presentation:class="notes">
            <draw:text-box>
              <text:p>I will talk about 3 ways to do automatic upgrades.</text:p>
            </draw:text-box>
          </draw:frame>
        </presentation:notes>
      </draw:page>
      <draw:page draw:name="page20" draw:style-name="dp4" draw:master-page-name="PyCon" presentation:presentation-page-layout-name="AL1T19">
        <office:forms form:automatic-focus="false" form:apply-design-mode="false"/>
        <draw:frame presentation:style-name="pr3" draw:layer="layout" svg:width="25.191cm" svg:height="3.625cm" svg:x="1.27cm" svg:y="7.229cm" presentation:class="title" presentation:user-transformed="true">
          <draw:text-box>
            <text:p>Simplest approach: upgrades are filesystem images</text:p>
          </draw:text-box>
        </draw:frame>
        <presentation:notes draw:style-name="dp2">
          <draw:page-thumbnail draw:style-name="gr2" draw:layer="layout" svg:width="14.848cm" svg:height="11.135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Ping-Pong</text:p>
          </draw:text-box>
        </draw:frame>
        <draw:frame draw:style-name="gr1" draw:text-style-name="P1" draw:layer="layout" svg:width="27.99cm" svg:height="15.744cm" svg:x="0.177cm" svg:y="2.712cm">
          <draw:image xlink:href="Pictures/10000000000004000000024002EAECE2.jpg" xlink:type="simple" xlink:show="embed" xlink:actuate="onLoad">
            <text:p/>
          </draw:image>
        </draw:frame>
        <presentation:notes draw:style-name="dp2">
          <draw:page-thumbnail draw:style-name="gr2" draw:layer="layout" svg:width="14.848cm" svg:height="11.135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4" draw:master-page-name="PyCon" presentation:presentation-page-layout-name="AL1T19">
        <office:forms form:automatic-focus="false" form:apply-design-mode="false"/>
        <draw:frame presentation:style-name="pr3" draw:layer="layout" svg:width="25.191cm" svg:height="3.625cm" svg:x="1.27cm" svg:y="7.229cm" presentation:class="title">
          <draw:text-box>
            <text:p>Using Debian's package manager: APT</text:p>
          </draw:text-box>
        </draw:frame>
        <presentation:notes draw:style-name="dp2">
          <draw:page-thumbnail draw:style-name="gr2" draw:layer="layout" svg:width="14.848cm" svg:height="11.135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4" draw:master-page-name="PyCon" presentation:presentation-page-layout-name="AL1T19">
        <office:forms form:automatic-focus="false" form:apply-design-mode="false"/>
        <draw:frame presentation:style-name="pr3" draw:layer="layout" svg:width="25.191cm" svg:height="5.437cm" svg:x="1.27cm" svg:y="6.323cm" presentation:class="title">
          <draw:text-box>
            <text:p>General Principle: Upgrading software should control the process.</text:p>
          </draw:text-box>
        </draw:frame>
        <presentation:notes draw:style-name="dp2">
          <draw:page-thumbnail draw:style-name="gr2" draw:layer="layout" svg:width="14.848cm" svg:height="11.135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Review</text:p>
          </draw:text-box>
        </draw:frame>
        <presentation:notes draw:style-name="dp2">
          <draw:page-thumbnail draw:style-name="gr2" draw:layer="layout" svg:width="14.848cm" svg:height="11.135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hard.</text:p>
          </draw:text-box>
        </draw:frame>
        <draw:frame draw:style-name="gr1" draw:text-style-name="P1" draw:layer="layout" svg:width="27.991cm" svg:height="27.991cm" svg:x="0cm" svg:y="-2.54cm">
          <draw:image xlink:href="Pictures/100000000000028000000280BC17F3B7.jpg" xlink:type="simple" xlink:show="embed" xlink:actuate="onLoad">
            <text:p/>
          </draw:image>
        </draw:frame>
        <presentation:notes draw:style-name="dp2">
          <draw:page-thumbnail draw:style-name="gr2" draw:layer="layout" svg:width="14.848cm" svg:height="11.135cm" svg:x="3.075cm" svg:y="2.257cm" draw:page-number="25" presentation:class="page"/>
          <draw:frame presentation:style-name="pr4" draw:layer="layout" svg:width="16.799cm" svg:height="13.364cm" svg:x="2.1cm" svg:y="14.107cm" presentation:class="notes">
            <draw:text-box>
              <text:p>Be wary of code related to dates and times.</text:p>
              <text:p/>
              <text:p>This is an area notorious for bugs but it is especially true when you adapting desktop code to an embedded system.</text:p>
              <text:p><text:tab/><text:tab/><text:tab/></text:p>
              <text:p>This year, Microsoft's cloud computing platform had an unusal amount of downtime on...Feb 29.</text:p>
              <text:p/>
            </draw:text-box>
          </draw:frame>
        </presentation:notes>
      </draw:page>
      <draw:page draw:name="page26"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Avoid time zones.</text:p>
          </draw:text-box>
        </draw:frame>
        <draw:frame draw:style-name="gr1" draw:text-style-name="P1" draw:layer="layout" svg:width="31.572cm" svg:height="21.057cm" svg:x="-0.745cm" svg:y="-0.051cm">
          <draw:image xlink:href="Pictures/10000000000003E80000029BA65745A5.jpg" xlink:type="simple" xlink:show="embed" xlink:actuate="onLoad">
            <text:p/>
          </draw:image>
        </draw:frame>
        <presentation:notes draw:style-name="dp2">
          <draw:page-thumbnail draw:style-name="gr2" draw:layer="layout" svg:width="14.848cm" svg:height="11.135cm" svg:x="3.075cm" svg:y="2.257cm" draw:page-number="26" presentation:class="page"/>
          <draw:frame presentation:style-name="pr4" draw:layer="layout" svg:width="16.799cm" svg:height="13.364cm" svg:x="2.1cm" svg:y="14.107cm" presentation:class="notes" presentation:user-transformed="true">
            <draw:text-box>
              <text:p>Avoid time zones, if possible. Wristwatches do.</text:p>
              <text:p/>
              <text:p>There are a huge number of time zones, and they are</text:p>
              <text:p>constantly changing.</text:p>
              <text:p/>
              <text:p>When I lived in Argentina, the government changed the time zone rules on the day before they were to take effect. (Ubuntu had an update, but how many embedded systems were patched in time?)</text:p>
              <text:p/>
            </draw:text-box>
          </draw:frame>
        </presentation:notes>
      </draw:page>
      <draw:page draw:name="page2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GPS time is not UTC.</text:p>
          </draw:text-box>
        </draw:frame>
        <presentation:notes draw:style-name="dp2">
          <draw:page-thumbnail draw:style-name="gr2" draw:layer="layout" svg:width="14.848cm" svg:height="11.135cm" svg:x="3.075cm" svg:y="2.257cm" draw:page-number="27" presentation:class="page"/>
          <draw:frame presentation:style-name="pr4" draw:layer="layout" svg:width="16.799cm" svg:height="13.364cm" svg:x="2.1cm" svg:y="14.107cm" presentation:class="notes">
            <draw:text-box>
              <text:p>GPS time does not use leap seconds.</text:p>
              <text:p/>
              <text:p>The current offset betwene GPS time and UTC is 15 seconds, but that offset will change over...time.</text:p>
            </draw:text-box>
          </draw:frame>
        </presentation:notes>
      </draw:page>
      <draw:page draw:name="page28" draw:style-name="dp4" draw:master-page-name="PyCon" presentation:presentation-page-layout-name="AL1T19">
        <office:forms form:automatic-focus="false" form:apply-design-mode="false"/>
        <draw:frame presentation:style-name="pr1" draw:layer="layout" svg:width="25.191cm" svg:height="5.437cm" svg:x="1.27cm" svg:y="6.323cm" presentation:class="title" presentation:user-transformed="true">
          <draw:text-box>
            <text:p text:style-name="P4">Linux is only free if your<text:line-break/> time has no value.<text:line-break/>-<text:span text:style-name="T4"> Jamie Zawinski</text:span></text:p>
          </draw:text-box>
        </draw:frame>
        <presentation:notes draw:style-name="dp2">
          <draw:page-thumbnail draw:style-name="gr2" draw:layer="layout" svg:width="14.848cm" svg:height="11.135cm" svg:x="3.075cm" svg:y="2.257cm" draw:page-number="28" presentation:class="page"/>
          <draw:frame presentation:style-name="pr2" draw:layer="layout" svg:width="16.799cm" svg:height="13.364cm" svg:x="2.1cm" svg:y="14.107cm" presentation:class="notes" presentation:user-transformed="true">
            <draw:text-box>
              <text:p>This is almost right.</text:p>
              <text:p/>
              <text:p>In Linux, <text:span text:style-name="T5">elapsed</text:span> time has no value.</text:p>
              <text:p/>
              <text:p>Linux does not have direct support for elapsed time.</text:p>
              <text:p/>
              <text:p/>
              <text:p>Applications get the system time and do their own calculations.</text:p>
              <text:p><text:s text:c="69"/></text:p>
              <text:p/>
              <text:p/>
            </draw:text-box>
          </draw:frame>
        </presentation:notes>
      </draw:page>
      <draw:page draw:name="page29" draw:style-name="dp4" draw:master-page-name="PyCon" presentation:presentation-page-layout-name="AL1T19">
        <office:forms form:automatic-focus="false" form:apply-design-mode="false"/>
        <draw:frame presentation:style-name="pr1" draw:text-style-name="P6" draw:layer="layout" svg:width="25.191cm" svg:height="9.061cm" svg:x="1.27cm" svg:y="4.511cm" presentation:class="title" presentation:user-transformed="true">
          <draw:text-box>
            <text:p text:style-name="P5"><text:span text:style-name="T6">t1 = gettimeofday()</text:span><text:span text:style-name="T6"><text:line-break/></text:span><text:span text:style-name="T6">something_happens()</text:span><text:span text:style-name="T6"><text:line-break/></text:span><text:span text:style-name="T6">t2 = gettimeofday()</text:span><text:span text:style-name="T6"><text:line-break/></text:span><text:span text:style-name="T6"><text:line-break/></text:span><text:span text:style-name="T6">elapsed_time = t2 - t1</text:span></text:p>
          </draw:text-box>
        </draw:frame>
        <presentation:notes draw:style-name="dp2">
          <draw:page-thumbnail draw:style-name="gr2" draw:layer="layout" svg:width="14.848cm" svg:height="11.135cm" svg:x="3.075cm" svg:y="2.257cm" draw:page-number="29" presentation:class="page"/>
          <draw:frame presentation:style-name="pr2" draw:layer="layout" svg:width="16.799cm" svg:height="13.364cm" svg:x="2.1cm" svg:y="14.107cm" presentation:class="notes" presentation:user-transformed="true">
            <draw:text-box>
              <text:p>Applications expect to be able to do this.</text:p>
              <text:p/>
              <text:p>And that will often work. But not always.</text:p>
              <text:p/>
              <text:p><text:s text:c="69"/></text:p>
              <text:p/>
            </draw:text-box>
          </draw:frame>
        </presentation:notes>
      </draw:page>
      <draw:page draw:name="page30" draw:style-name="dp4" draw:master-page-name="PyCon" presentation:presentation-page-layout-name="AL1T19">
        <office:forms form:automatic-focus="false" form:apply-design-mode="false"/>
        <draw:frame presentation:style-name="pr1" draw:text-style-name="P7" draw:layer="layout" svg:width="25.191cm" svg:height="3.507cm" svg:x="1.27cm" svg:y="7.288cm" presentation:class="title" presentation:user-transformed="true">
          <draw:text-box>
            <text:p><text:span text:style-name="T7">settimeofday()</text:span></text:p>
          </draw:text-box>
        </draw:frame>
        <presentation:notes draw:style-name="dp2">
          <draw:page-thumbnail draw:style-name="gr2" draw:layer="layout" svg:width="14.848cm" svg:height="11.135cm" svg:x="3.075cm" svg:y="2.257cm" draw:page-number="30" presentation:class="page"/>
          <draw:frame presentation:style-name="pr4" draw:layer="layout" svg:width="16.799cm" svg:height="13.364cm" svg:x="2.1cm" svg:y="14.107cm" presentation:class="notes">
            <draw:text-box>
              <text:p/>
              <text:p>The problem is, in Linux, time is implemented as a single global counter, and a privileged process can set the time whenever it wants.</text:p>
              <text:p/>
              <text:p>What should this do?</text:p>
              <text:p/>
              <text:p>Depending on how how the time is adjusted by, different</text:p>
              <text:p>assumptions break.</text:p>
            </draw:text-box>
          </draw:frame>
        </presentation:notes>
      </draw:page>
      <draw:page draw:name="page31"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ime is relative.</text:p>
          </draw:text-box>
        </draw:frame>
        <presentation:notes draw:style-name="dp2">
          <draw:page-thumbnail draw:style-name="gr2" draw:layer="layout" svg:width="14.848cm" svg:height="11.135cm" svg:x="3.075cm" svg:y="2.257cm" draw:page-number="31" presentation:class="page"/>
          <draw:frame presentation:style-name="pr2" draw:layer="layout" svg:width="16.799cm" svg:height="13.364cm" svg:x="2.1cm" svg:y="14.107cm" presentation:class="notes" presentation:user-transformed="true">
            <draw:text-box>
              <text:p>For adjustments under half a second, time is slewed and seconds are made longer</text:p>
              <text:p>or shorter. See adjtimex(2)</text:p>
              <text:p/>
            </draw:text-box>
          </draw:frame>
        </presentation:notes>
      </draw:page>
      <draw:page draw:name="page32" draw:style-name="dp4" draw:master-page-name="PyCon" presentation:presentation-page-layout-name="AL1T19">
        <office:forms form:automatic-focus="false" form:apply-design-mode="false"/>
        <draw:frame presentation:style-name="pr3" draw:layer="layout" svg:width="25.191cm" svg:height="3.507cm" svg:x="1.27cm" svg:y="7.288cm" presentation:class="title">
          <draw:text-box>
            <text:p>Time is not monotonic.</text:p>
          </draw:text-box>
        </draw:frame>
        <presentation:notes draw:style-name="dp2">
          <draw:page-thumbnail draw:style-name="gr2" draw:layer="layout" svg:width="14.848cm" svg:height="11.135cm" svg:x="3.075cm" svg:y="2.257cm" draw:page-number="32" presentation:class="page"/>
          <draw:frame presentation:style-name="pr2" draw:layer="layout" svg:width="16.799cm" svg:height="13.38cm" svg:x="2.1cm" svg:y="14.107cm" presentation:class="notes" presentation:user-transformed="true">
            <draw:text-box>
              <text:p>For adjustment of more than a half a second, system time immediately jumps forward or back. This affects timeouts and cron jobs.</text:p>
              <text:p/>
              <text:p>Why are all of the hourly cron jobs running at once? Because time jumped forward an hour. </text:p>
              <text:p><text:s text:c="65"/></text:p>
              <text:p>Time can be quite off depending on whether you have been taking good care of the hwclock. On many Linux systems, the hw clock is only set on shutdown. If you shutdown uncleanly, the clock doesn't get set, and you will have a big time jump in your future.</text:p>
              <text:p/>
              <text:p>Avoid time changes except at startup and shutdown.</text:p>
              <text:p/>
              <text:p/>
            </draw:text-box>
          </draw:frame>
        </presentation:notes>
      </draw:page>
      <draw:page draw:name="page33" draw:style-name="dp4" draw:master-page-name="PyCon" presentation:presentation-page-layout-name="AL1T19">
        <office:forms form:automatic-focus="false" form:apply-design-mode="false"/>
        <draw:frame presentation:style-name="pr1" draw:text-style-name="P2" draw:layer="layout" svg:width="25.191cm" svg:height="3.507cm" svg:x="1.27cm" svg:y="7.288cm" presentation:class="title" presentation:user-transformed="true">
          <draw:text-box>
            <text:p><text:span text:style-name="T2">Don't manage NetworkManager.</text:span></text:p>
          </draw:text-box>
        </draw:frame>
        <draw:frame draw:style-name="gr1" draw:text-style-name="P1" draw:layer="layout" svg:width="8.57cm" svg:height="11.004cm" svg:x="9.71cm" svg:y="5.001cm">
          <draw:image xlink:href="Pictures/10000201000000F300000138AAC04580.png" xlink:type="simple" xlink:show="embed" xlink:actuate="onLoad">
            <text:p/>
          </draw:image>
        </draw:frame>
        <draw:frame draw:style-name="gr1" draw:text-style-name="P1" draw:layer="layout" svg:width="16.641cm" svg:height="16.447cm" svg:x="5.08cm" svg:y="2.603cm">
          <draw:image xlink:href="Pictures/10000201000002580000025154363923.png" xlink:type="simple" xlink:show="embed" xlink:actuate="onLoad">
            <text:p/>
          </draw:image>
        </draw:frame>
        <presentation:notes draw:style-name="dp2">
          <draw:page-thumbnail draw:style-name="gr2" draw:layer="layout" svg:width="14.848cm" svg:height="11.135cm" svg:x="3.075cm" svg:y="2.257cm" draw:page-number="33" presentation:class="page"/>
          <draw:frame presentation:style-name="pr2" draw:text-style-name="P8" draw:layer="layout" svg:width="16.799cm" svg:height="13.364cm" svg:x="2.1cm" svg:y="14.107cm" presentation:class="notes" presentation:user-transformed="true">
            <draw:text-box>
              <text:p><text:span text:style-name="T8">Don't manage NetworkManager.</text:span></text:p>
              <text:p><text:span text:style-name="T8"/></text:p>
              <text:p><text:span text:style-name="T8">Desktop systems use NetworkManager to control a set of network interfaces, choosing the best one as connectivity changes over time.</text:span></text:p>
              <text:p><text:span text:style-name="T8"><text:s text:c="65"/></text:span></text:p>
              <text:p><text:span text:style-name="T8">This approach may work if your embedded system roams <text:s/>across networks, e.g. phones, ebook readers.</text:span></text:p>
              <text:p><text:span text:style-name="T8"><text:s text:c="65"/></text:span></text:p>
              <text:p><text:span text:style-name="T8">However, many embedded systems (home routers, thermostats, set-top boxes) act more like servers than clients, and it is not appropriate to bring up and down network interfaces every time there is a brief connectivity outage. For these systems, the older ifupdown interface may be more appropriate.</text:span></text:p>
              <text:p><text:span text:style-name="T8"/></text:p>
            </draw:text-box>
          </draw:frame>
        </presentation:notes>
      </draw:page>
      <draw:page draw:name="page3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sudo is the new setuid</text:p>
          </draw:text-box>
        </draw:frame>
        <presentation:notes draw:style-name="dp2">
          <draw:page-thumbnail draw:style-name="gr2" draw:layer="layout" svg:width="14.848cm" svg:height="11.135cm" svg:x="3.075cm" svg:y="2.257cm" draw:page-number="34" presentation:class="page"/>
          <draw:frame presentation:style-name="pr2" draw:layer="layout" svg:width="16.799cm" svg:height="13.364cm" svg:x="2.1cm" svg:y="14.107cm" presentation:class="notes" presentation:user-transformed="true">
            <draw:text-box>
              <text:p>Right or wrong, if you are using Ubuntu or Debian, you have inherited the Linux desktop security model.</text:p>
              <text:p><text:s text:c="64"/></text:p>
              <text:p>As a result, as your automating away administrative configuration changes, you will need root privileges.</text:p>
              <text:p><text:s text:c="64"/></text:p>
              <text:p>sudo can be configured to automatically give root privileges to a select list of commands, and this is often the easiest way to handle the privilege escalation that is required when you are automating changes in configuration.</text:p>
              <text:p/>
            </draw:text-box>
          </draw:frame>
        </presentation:notes>
      </draw:page>
      <draw:page draw:name="page35"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et's talk about Python.</text:p>
          </draw:text-box>
        </draw:frame>
        <presentation:notes draw:style-name="dp2">
          <draw:page-thumbnail draw:style-name="gr2" draw:layer="layout" svg:width="14.848cm" svg:height="11.135cm" svg:x="3.075cm" svg:y="2.257cm" draw:page-number="35" presentation:class="page"/>
          <draw:frame presentation:style-name="pr2" draw:layer="layout" svg:width="16.799cm" svg:height="13.364cm" svg:x="2.1cm" svg:y="14.107cm" presentation:class="notes">
            <draw:text-box>
              <text:p>We have picked our distribution.</text:p>
              <text:p/>
              <text:p>We have thought about how to avoid the assumptions of the desktop.</text:p>
              <text:p/>
              <text:p>Now, we need to write some code.</text:p>
              <text:p/>
              <text:p>I want to talk about a software design issue that is particularly prevalent in embedded systems software.</text:p>
            </draw:text-box>
          </draw:frame>
        </presentation:notes>
      </draw:page>
      <draw:page draw:name="page36"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Libraries vs Frameworks</text:p>
          </draw:text-box>
        </draw:frame>
        <presentation:notes draw:style-name="dp2">
          <draw:page-thumbnail draw:style-name="gr2" draw:layer="layout" svg:width="14.848cm" svg:height="11.135cm" svg:x="3.075cm" svg:y="2.257cm" draw:page-number="36" presentation:class="page"/>
          <draw:frame presentation:style-name="pr2" draw:layer="layout" svg:width="16.799cm" svg:height="13.364cm" svg:x="2.1cm" svg:y="14.107cm" presentation:class="notes">
            <draw:text-box>
              <text:p/>
              <text:p>This is going to be the most abstract part of my talk, so to provide some foreshadowing, I want to ask everybody:</text:p>
              <text:p/>
              <text:p>Who likes frameworks?</text:p>
              <text:p/>
              <text:p>Who prefers libraries?</text:p>
              <text:p/>
              <text:p>We'll come back to this.</text:p>
            </draw:text-box>
          </draw:frame>
        </presentation:notes>
      </draw:page>
      <draw:page draw:name="page37"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Write portable code.</text:p>
          </draw:text-box>
        </draw:frame>
        <presentation:notes draw:style-name="dp2">
          <draw:page-thumbnail draw:style-name="gr2" draw:layer="layout" svg:width="14.848cm" svg:height="11.135cm" svg:x="3.075cm" svg:y="2.257cm" draw:page-number="37" presentation:class="page"/>
          <draw:frame presentation:style-name="pr2" draw:layer="layout" svg:width="16.799cm" svg:height="13.364cm" svg:x="2.1cm" svg:y="14.107cm" presentation:class="notes" presentation:user-transformed="true">
            <draw:text-box>
              <text:p>I want everyone to write portable code in Python.</text:p>
              <text:p/>
              <text:p>But wait...Isn't Python code automatically portable?</text:p>
              <text:p>I've never seen endian macros in Python code.</text:p>
              <text:p>I haven't seen near and far pointers.</text:p>
              <text:p>I haven't seen 36-bit words.</text:p>
              <text:p/>
              <text:p>Yes, Python is portable across *processors*.</text:p>
              <text:p>But there is more than one type of portability.</text:p>
            </draw:text-box>
          </draw:frame>
        </presentation:notes>
      </draw:page>
      <draw:page draw:name="page38"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user-transformed="true">
          <draw:text-box>
            <text:p>Types of portability</text:p>
          </draw:text-box>
        </draw:frame>
        <presentation:notes draw:style-name="dp2">
          <draw:page-thumbnail draw:style-name="gr2" draw:layer="layout" svg:width="14.848cm" svg:height="11.135cm" svg:x="3.075cm" svg:y="2.257cm" draw:page-number="38" presentation:class="page"/>
          <draw:frame presentation:style-name="pr2" draw:layer="layout" svg:width="16.799cm" svg:height="14.167cm" svg:x="2.1cm" svg:y="14.107cm" presentation:class="notes" presentation:user-transformed="true">
            <draw:text-box>
              <text:p>The kind of portability I'm talking about is:</text:p>
              <text:p/>
              <text:p>creating a single source base for a range of products, which is very common in embedded systems.</text:p>
              <text:p><text:s text:c="75"/></text:p>
              <text:p>a common core of functionality, but with somewhat varying features, and a variety of hardware.</text:p>
              <text:p><text:s text:c="75"/></text:p>
              <text:p>On the feature side, maybe there is a basic model, and a professional model.</text:p>
              <text:p/>
              <text:p>Hardware: Different sensors, different network interfaces, different user interfaces.</text:p>
              <text:p/>
              <text:p>This kind of portability is about keeping the code maintainable, as you add support for hardware platforms and independent feature sets.</text:p>
              <text:p/>
            </draw:text-box>
          </draw:frame>
        </presentation:notes>
      </draw:page>
      <draw:page draw:name="page39"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text:line-break/>elif model == PRODUCT_PRO:<text:line-break/><text:tab/><text:tab/>...<text:line-break/>elif model == PRODUCT_NEW:<text:line-break/><text:tab/><text:tab/>…</text:p>
          </draw:text-box>
        </draw:frame>
        <presentation:notes draw:style-name="dp2">
          <draw:page-thumbnail draw:style-name="gr2" draw:layer="layout" svg:width="14.848cm" svg:height="11.135cm" svg:x="3.075cm" svg:y="2.257cm" draw:page-number="39" presentation:class="page"/>
          <draw:frame presentation:style-name="pr2" draw:layer="layout" svg:width="16.799cm" svg:height="13.364cm" svg:x="2.1cm" svg:y="14.107cm" presentation:class="notes" presentation:user-transformed="true">
            <draw:text-box>
              <text:p>The naive way to accommodate a range of products in a single source base is “the if statement”.</text:p>
              <text:p/>
              <text:p>You just write your code and when you get to a difference between the products you write something like this slide.</text:p>
              <text:p/>
              <text:p>That works. So what's the problem? Why I am talking about this?</text:p>
              <text:p/>
              <text:p>The problem is that every place where something product-dependent happens, our core code must have knowledge of the behavior of every product.</text:p>
              <text:p/>
              <text:p>This is completely unmaintainable. We can do much better.</text:p>
            </draw:text-box>
          </draw:frame>
        </presentation:notes>
      </draw:page>
      <draw:page draw:name="page40" draw:style-name="dp4" draw:master-page-name="PyCon" presentation:presentation-page-layout-name="AL1T19">
        <office:forms form:automatic-focus="false" form:apply-design-mode="false"/>
        <draw:frame presentation:style-name="pr1" draw:layer="layout" svg:width="25.191cm" svg:height="3.625cm" svg:x="1.27cm" svg:y="7.229cm" presentation:class="title" presentation:user-transformed="true">
          <draw:text-box>
            <text:p>Separate common and<text:line-break/>product-specific code.</text:p>
          </draw:text-box>
        </draw:frame>
        <presentation:notes draw:style-name="dp2">
          <draw:page-thumbnail draw:style-name="gr2" draw:layer="layout" svg:width="14.848cm" svg:height="11.135cm" svg:x="3.075cm" svg:y="2.257cm" draw:page-number="40" presentation:class="page"/>
          <draw:frame presentation:style-name="pr2" draw:layer="layout" svg:width="16.799cm" svg:height="13.364cm" svg:x="2.1cm" svg:y="14.107cm" presentation:class="notes" presentation:user-transformed="true">
            <draw:text-box>
              <text:p>We'd really like to be able to work on the core code, without seeing the complexity of all of the product varieties.</text:p>
              <text:p/>
              <text:p>An obvious first step is to move the product-specific code into separate modules.</text:p>
            </draw:text-box>
          </draw:frame>
        </presentation:notes>
      </draw:page>
      <draw:page draw:name="page41"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if model == PRODUCT_BASIC:<text:line-break/><text:tab/><text:tab/>basic.run_ui()<text:line-break/>elif model == PRODUCT_PRO:<text:line-break/><text:tab/><text:tab/>pro.run_ui()<text:line-break/>...<text:line-break/></text:p>
          </draw:text-box>
        </draw:frame>
        <presentation:notes draw:style-name="dp2">
          <draw:page-thumbnail draw:style-name="gr2" draw:layer="layout" svg:width="14.848cm" svg:height="11.135cm" svg:x="3.075cm" svg:y="2.257cm" draw:page-number="41" presentation:class="page"/>
          <draw:frame presentation:style-name="pr2" draw:layer="layout" svg:width="16.799cm" svg:height="13.364cm" svg:x="2.1cm" svg:y="14.107cm" presentation:class="notes" presentation:user-transformed="true">
            <draw:text-box>
              <text:p>This is a little bit better. The model-specific code has been moved into model-specific modules. We have contained the complexity a bit.</text:p>
              <text:p/>
              <text:p>But this style of code has problems.</text:p>
              <text:p/>
              <text:p>The common code is dependent on all of the model-specific code. This kind of dependency fan-out makes testing difficult. </text:p>
              <text:p/>
              <text:p>As we add products, this pattern will will be repeated in more and more places.</text:p>
            </draw:text-box>
          </draw:frame>
        </presentation:notes>
      </draw:page>
      <draw:page draw:name="page42" draw:style-name="dp4" draw:master-page-name="PyCon" presentation:presentation-page-layout-name="AL1T19">
        <office:forms form:automatic-focus="false" form:apply-design-mode="false"/>
        <draw:frame presentation:style-name="pr1" draw:layer="layout" svg:width="25.191cm" svg:height="3.507cm" svg:x="1.27cm" svg:y="7.288cm" presentation:class="title">
          <draw:text-box>
            <text:p>Interface Stability</text:p>
          </draw:text-box>
        </draw:frame>
        <draw:frame draw:style-name="gr1" draw:text-style-name="P1" draw:layer="layout" svg:width="27.94cm" svg:height="13.97cm" svg:x="0cm" svg:y="3.81cm">
          <draw:image xlink:href="Pictures/10000000000002580000012C5E7265F8.jpg" xlink:type="simple" xlink:show="embed" xlink:actuate="onLoad">
            <text:p/>
          </draw:image>
        </draw:frame>
        <presentation:notes draw:style-name="dp2">
          <draw:page-thumbnail draw:style-name="gr2" draw:layer="layout" svg:width="14.848cm" svg:height="11.135cm" svg:x="3.075cm" svg:y="2.257cm" draw:page-number="42" presentation:class="page"/>
          <draw:frame presentation:style-name="pr2" draw:layer="layout" svg:width="16.799cm" svg:height="13.364cm" svg:x="2.1cm" svg:y="14.107cm" presentation:class="notes" presentation:user-transformed="true">
            <draw:text-box>
              <text:p>Nevertheless, that approach can work, as long as your products are similar enough that they can all use the same interface.</text:p>
              <text:p/>
              <text:p>But It can be a bit of a trick to find that interface...</text:p>
              <text:p/>
              <text:p>And the interface may need to change over time, <text:s/>which can product a lot of churn in your product-specific code.</text:p>
              <text:p/>
              <text:p>So, why is this so hard? What are we doing wrong?</text:p>
            </draw:text-box>
          </draw:frame>
        </presentation:notes>
      </draw:page>
      <draw:page draw:name="page43" draw:style-name="dp4" draw:master-page-name="PyCon" presentation:presentation-page-layout-name="AL1T19">
        <office:forms form:automatic-focus="false" form:apply-design-mode="false"/>
        <draw:frame presentation:style-name="pr1" draw:layer="layout" svg:width="25.191cm" svg:height="9.061cm" svg:x="1.27cm" svg:y="4.511cm" presentation:class="title" presentation:user-transformed="true">
          <draw:text-box>
            <text:p text:style-name="P5">if model == PRODUCT_BASIC:<text:line-break/><text:tab/><text:tab/>basic.run_ui()<text:line-break/>elif model == PRODUCT_PRO:<text:line-break/><text:tab/><text:tab/>pro.run_ui()<text:line-break/>...</text:p>
          </draw:text-box>
        </draw:frame>
        <presentation:notes draw:style-name="dp2">
          <draw:page-thumbnail draw:style-name="gr2" draw:layer="layout" svg:width="14.848cm" svg:height="11.135cm" svg:x="3.075cm" svg:y="2.257cm" draw:page-number="43" presentation:class="page"/>
          <draw:frame presentation:style-name="pr2" draw:layer="layout" svg:width="16.799cm" svg:height="13.364cm" svg:x="2.1cm" svg:y="14.107cm" presentation:class="notes" presentation:user-transformed="true">
            <draw:text-box>
              <text:p>Let's look at that code again.</text:p>
              <text:p/>
              <text:p>The problem is we have core code depending on the details of our products.</text:p>
              <text:p/>
              <text:p>If we want to have a stable interface, we need our code to depend on the commonalities, not the differences.</text:p>
              <text:p/>
              <text:p>In other words...</text:p>
            </draw:text-box>
          </draw:frame>
        </presentation:notes>
      </draw:page>
      <draw:page draw:name="page44" draw:style-name="dp4" draw:master-page-name="PyCon" presentation:presentation-page-layout-name="AL1T19">
        <office:forms form:automatic-focus="false" form:apply-design-mode="false"/>
        <draw:frame presentation:style-name="pr1" draw:layer="layout" svg:width="25.191cm" svg:height="3.507cm" svg:x="1.27cm" svg:y="7.288cm" presentation:class="title" presentation:placeholder="true">
          <draw:text-box/>
        </draw:frame>
        <draw:frame draw:style-name="gr1" draw:text-style-name="P1" draw:layer="layout" svg:width="20.955cm" svg:height="21.048cm" svg:x="3.81cm" svg:y="0.176cm">
          <draw:image xlink:href="Pictures/100000000000038400000388E778AEE7.jpg" xlink:type="simple" xlink:show="embed" xlink:actuate="onLoad">
            <text:p/>
          </draw:image>
        </draw:frame>
        <presentation:notes draw:style-name="dp2">
          <draw:page-thumbnail draw:style-name="gr2" draw:layer="layout" svg:width="14.848cm" svg:height="11.135cm" svg:x="3.075cm" svg:y="2.257cm" draw:page-number="44" presentation:class="page"/>
          <draw:frame presentation:style-name="pr2" draw:layer="layout" svg:width="16.799cm" svg:height="13.364cm" svg:x="2.1cm" svg:y="14.107cm" presentation:class="notes">
            <draw:text-box>
              <text:p>We need to turn the code inside out.</text:p>
              <text:p/>
              <text:p>We need the product-specific code to depend on the core code.</text:p>
              <text:p/>
              <text:p/>
            </draw:text-box>
          </draw:frame>
        </presentation:notes>
      </draw:page>
      <draw:page draw:name="page45" draw:style-name="dp4" draw:master-page-name="PyCon" presentation:presentation-page-layout-name="AL1T19">
        <office:forms form:automatic-focus="false" form:apply-design-mode="false"/>
        <draw:frame presentation:style-name="pr1" draw:layer="layout" svg:width="25.191cm" svg:height="13.765cm" svg:x="1.27cm" svg:y="2.159cm" presentation:class="title" presentation:user-transformed="true">
          <draw:text-box>
            <text:p text:style-name="P5"><text:span text:style-name="T9">'''product_a.py'''</text:span><text:span text:style-name="T9"><text:line-break/></text:span><text:span text:style-name="T9">import core</text:span><text:span text:style-name="T9"><text:line-break/></text:span><text:span text:style-name="T9"><text:line-break/></text:span><text:span text:style-name="T9">class Product_A():</text:span><text:span text:style-name="T9"><text:line-break/></text:span><text:span text:style-name="T9"><text:tab/></text:span><text:span text:style-name="T9">...</text:span><text:span text:style-name="T9"><text:line-break/></text:span><text:span text:style-name="T9"><text:line-break/></text:span><text:span text:style-name="T9">prod_a = Product_A()</text:span><text:span text:style-name="T9"><text:line-break/></text:span><text:span text:style-name="T9"><text:line-break/></text:span><text:span text:style-name="T9">while True:</text:span><text:span text:style-name="T9"><text:line-break/></text:span><text:span text:style-name="T9"><text:tab/></text:span><text:span text:style-name="T9">some_a_specific_thing()</text:span><text:span text:style-name="T9"><text:line-break/></text:span><text:span text:style-name="T9"> <text:s/>core.go(prod_a)</text:span><text:span text:style-name="T9"><text:line-break/></text:span><text:span text:style-name="T9"> <text:s/>another_thing_only_a_does()</text:span></text:p>
          </draw:text-box>
        </draw:frame>
        <presentation:notes draw:style-name="dp2">
          <draw:page-thumbnail draw:style-name="gr2" draw:layer="layout" svg:width="14.848cm" svg:height="11.135cm" svg:x="3.075cm" svg:y="2.257cm" draw:page-number="45" presentation:class="page"/>
          <draw:frame presentation:style-name="pr2" draw:layer="layout" svg:width="16.799cm" svg:height="14.954cm" svg:x="2.1cm" svg:y="14.107cm" presentation:class="notes" presentation:user-transformed="true">
            <draw:text-box>
              <text:p/>
              <text:p>Here we have the product module calling into the core code.</text:p>
              <text:p/>
              <text:p>We avoid the problem of trying to find a common interface for all of our products by inverting the call graph and making the core code be the interface.</text:p>
              <text:p/>
              <text:p>Another way to think about this—we have taken our our code code-- our application--and turned it from a framework into a library.</text:p>
              <text:p/>
              <text:p>As a result, now our ugly product-specific and hardware-specific code is hidden.</text:p>
              <text:p/>
              <text:p>Finally, we can write core code is completely ignorant of those details. How does this work?</text:p>
              <text:p/>
              <text:p/>
            </draw:text-box>
          </draw:frame>
        </presentation:notes>
      </draw:page>
      <draw:page draw:name="page46" draw:style-name="dp5" draw:master-page-name="PyCon" presentation:presentation-page-layout-name="AL1T19">
        <office:forms form:automatic-focus="false" form:apply-design-mode="false"/>
        <draw:frame presentation:style-name="pr1" draw:text-style-name="P9" draw:layer="layout" svg:width="25.191cm" svg:height="3.507cm" svg:x="1.27cm" svg:y="7.287cm" presentation:class="title" presentation:user-transformed="true">
          <draw:text-box>
            <text:p text:style-name="P1"><text:span text:style-name="T10">What are we hiding?</text:span></text:p>
          </draw:text-box>
        </draw:frame>
        <draw:frame draw:style-name="gr1" draw:text-style-name="P1" draw:layer="layout" svg:width="30.48cm" svg:height="26.314cm" svg:x="-1.27cm" svg:y="-2.748cm">
          <draw:image xlink:href="Pictures/10000000000004B00000040C70397147.jpg" xlink:type="simple" xlink:show="embed" xlink:actuate="onLoad">
            <text:p/>
          </draw:image>
        </draw:frame>
        <presentation:notes draw:style-name="dp2">
          <draw:page-thumbnail draw:style-name="gr2" draw:layer="layout" svg:width="14.848cm" svg:height="11.135cm" svg:x="3.075cm" svg:y="2.257cm" draw:page-number="46" presentation:class="page"/>
          <draw:frame presentation:style-name="pr4" draw:layer="layout" svg:width="16.799cm" svg:height="13.364cm" svg:x="2.251cm" svg:y="14.489cm" presentation:class="notes" presentation:user-transformed="true">
            <draw:text-box>
              <text:p/>
              <text:p>The trick is, by turning the code inside out, we found a way to hide the right thing.</text:p>
              <text:p/>
              <text:p>The key to writing modular code is figuring out what you should hide.</text:p>
              <text:p/>
              <text:p>If you're having trouble designing a modular interface, focus on what you need to hide.</text:p>
              <text:p/>
              <text:p>When writing embedded systems software, the trick is usually figuring out how to hide the details of your hardware.</text:p>
            </draw:text-box>
          </draw:frame>
        </presentation:notes>
      </draw:page>
      <draw:page draw:name="page47" draw:style-name="dp4" draw:master-page-name="PyCon" presentation:presentation-page-layout-name="AL1T19">
        <office:forms form:automatic-focus="false" form:apply-design-mode="false"/>
        <draw:frame presentation:style-name="pr1" draw:layer="layout" svg:width="25.191cm" svg:height="10.873cm" svg:x="1.27cm" svg:y="3.605cm" presentation:class="title" presentation:user-transformed="true">
          <draw:text-box>
            <text:p text:style-name="P5">Choose your distribution.<text:line-break/><text:line-break/>Avoid the assumptions of the desktop.<text:line-break/><text:line-break/>Write portable code.</text:p>
          </draw:text-box>
        </draw:frame>
        <presentation:notes draw:style-name="dp2">
          <draw:page-thumbnail draw:style-name="gr2" draw:layer="layout" svg:width="14.848cm" svg:height="11.135cm" svg:x="3.075cm" svg:y="2.257cm" draw:page-number="47" presentation:class="page"/>
          <draw:frame presentation:style-name="pr2" draw:layer="layout" svg:width="16.799cm" svg:height="13.364cm" svg:x="2.1cm" svg:y="14.107cm" presentation:class="notes" presentation:user-transformed="true">
            <draw:text-box>
              <text:p>Choose your distribution.</text:p>
              <text:p>Avoid the assumptions of the desktop.</text:p>
              <text:p>Write portable code.</text:p>
            </draw:text-box>
          </draw:frame>
        </presentation:notes>
      </draw:page>
      <draw:page draw:name="page48" draw:style-name="dp4" draw:master-page-name="PyCon" presentation:presentation-page-layout-name="AL1T19">
        <office:forms form:automatic-focus="false" form:apply-design-mode="false"/>
        <draw:frame presentation:style-name="pr1" draw:text-style-name="P10" draw:layer="layout" svg:width="25.191cm" svg:height="8.868cm" svg:x="1.27cm" svg:y="4.607cm" presentation:class="title" presentation:user-transformed="true">
          <draw:text-box>
            <text:p text:style-name="P5"><text:span text:style-name="T11">#ifdef Considered Harmful</text:span><text:span text:style-name="T11"><text:line-break/></text:span><text:span text:style-name="T11">by Henry Spencer</text:span><text:span text:style-name="T11"><text:line-break/></text:span><text:span text:style-name="T11"><text:line-break/></text:span><text:span text:style-name="T11">On the Criteria To Be Used in Decomposing Systems into Modules</text:span><text:span text:style-name="T11"><text:line-break/></text:span><text:span text:style-name="T11">by D.L. Parnas</text:span></text:p>
          </draw:text-box>
        </draw:frame>
        <presentation:notes draw:style-name="dp2">
          <draw:page-thumbnail draw:style-name="gr2" draw:layer="layout" svg:width="14.848cm" svg:height="11.135cm" svg:x="3.075cm" svg:y="2.257cm" draw:page-number="48" presentation:class="page"/>
          <draw:frame presentation:style-name="pr2" draw:layer="layout" svg:width="16.799cm" svg:height="13.364cm" svg:x="2.1cm" svg:y="14.107cm" presentation:class="notes" presentation:user-transformed="true">
            <draw:text-box>
              <text:p/>
              <text:p>These ideas about structuring code for portability are not mine. I stole them. </text:p>
              <text:p/>
              <text:p>If you want to steal them too, read these.</text:p>
            </draw:text-box>
          </draw:frame>
        </presentation:notes>
      </draw:page>
      <draw:page draw:name="page49" draw:style-name="dp4" draw:master-page-name="PyCon" presentation:presentation-page-layout-name="AL1T19">
        <office:forms form:automatic-focus="false" form:apply-design-mode="false"/>
        <draw:frame presentation:style-name="pr1" draw:text-style-name="P11" draw:layer="layout" svg:width="25.191cm" svg:height="3.625cm" svg:x="1.4cm" svg:y="15.875cm" presentation:class="title" presentation:user-transformed="true">
          <draw:text-box>
            <text:p><text:span text:style-name="T12">Mark Kohler</text:span><text:span text:style-name="T12"><text:line-break/></text:span><text:span text:style-name="T12">mark.kohler@gmail.com</text:span></text:p>
          </draw:text-box>
        </draw:frame>
        <draw:frame draw:style-name="gr1" draw:text-style-name="P1" draw:layer="layout" svg:width="15.365cm" svg:height="16.174cm" svg:x="12.626cm" svg:y="-0.131cm">
          <draw:image xlink:href="Pictures/10000201000001CA000001BE11717A1F.png" xlink:type="simple" xlink:show="embed" xlink:actuate="onLoad">
            <text:p/>
          </draw:image>
        </draw:frame>
        <draw:frame draw:style-name="gr1" draw:text-style-name="P1" draw:layer="layout" svg:width="9.233cm" svg:height="11.08cm" svg:x="3.393cm" svg:y="2.416cm">
          <draw:image xlink:href="Pictures/10000000000000CD000000F659BE1D4D.jpg" xlink:type="simple" xlink:show="embed" xlink:actuate="onLoad">
            <text:p/>
          </draw:image>
        </draw:frame>
        <presentation:notes draw:style-name="dp2">
          <draw:page-thumbnail draw:style-name="gr2" draw:layer="layout" svg:width="14.848cm" svg:height="11.135cm" svg:x="3.075cm" svg:y="2.257cm" draw:page-number="49" presentation:class="page"/>
          <draw:frame presentation:style-name="pr2" draw:layer="layout" svg:width="16.799cm" svg:height="13.364cm" svg:x="2.1cm" svg:y="14.107cm" presentation:class="notes">
            <draw:text-box>
              <text:p>Use Linux where you can, and use Python for the rest.<text:line-break/>Write better embedded systems faster.</text:p>
              <text:p/>
              <text:p/>
              <text:p>I am happy to answer questions.</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fill-image draw:name="Empty" xlink:href="Pictures/100000000000000800000008DD0ADA29.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PyCon-background" style:family="presentation">
      <style:graphic-properties draw:stroke="none" draw:fill="none" draw:fill-image-name="Empty" style:repeat="stretch"/>
      <style:text-properties style:letter-kerning="true"/>
    </style:style>
    <style:style style:name="PyCon-backgroundobjects" style:family="presentation">
      <style:graphic-properties draw:textarea-horizontal-align="justify" draw:shadow="hidden" draw:shadow-offset-x="0.2cm" draw:shadow-offset-y="0.2cm" draw:shadow-color="#808080"/>
      <style:text-properties style:letter-kerning="true"/>
    </style:style>
    <style:style style:name="PyCon-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yCon-outline1" style:family="presentation">
      <style:graphic-properties draw:stroke="none" draw:fill="none" draw:auto-grow-height="false" draw:fit-to-size="shrink-to-fit">
        <text:list-style style:name="PyC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outline2" style:family="presentation" style:parent-style-name="PyCon-outline1">
      <style:paragraph-properties fo:margin-left="0cm" fo:margin-right="0cm" fo:margin-top="0cm" fo:margin-bottom="0.4cm" fo:text-indent="0cm"/>
      <style:text-properties fo:font-size="28pt" style:font-size-asian="28pt" style:font-size-complex="28pt"/>
    </style:style>
    <style:style style:name="PyCon-outline3" style:family="presentation" style:parent-style-name="PyCon-outline2">
      <style:paragraph-properties fo:margin-left="0cm" fo:margin-right="0cm" fo:margin-top="0cm" fo:margin-bottom="0.3cm" fo:text-indent="0cm"/>
      <style:text-properties fo:font-size="24pt" style:font-size-asian="24pt" style:font-size-complex="24pt"/>
    </style:style>
    <style:style style:name="PyCon-outline4" style:family="presentation" style:parent-style-name="PyCon-outline3">
      <style:paragraph-properties fo:margin-left="0cm" fo:margin-right="0cm" fo:margin-top="0cm" fo:margin-bottom="0.2cm" fo:text-indent="0cm"/>
      <style:text-properties fo:font-size="20pt" style:font-size-asian="20pt" style:font-size-complex="20pt"/>
    </style:style>
    <style:style style:name="PyCon-outline5" style:family="presentation" style:parent-style-name="PyCon-outline4">
      <style:paragraph-properties fo:margin-left="0cm" fo:margin-right="0cm" fo:margin-top="0cm" fo:margin-bottom="0.1cm" fo:text-indent="0cm"/>
      <style:text-properties fo:font-size="20pt" style:font-size-asian="20pt" style:font-size-complex="20pt"/>
    </style:style>
    <style:style style:name="PyCon-outline6" style:family="presentation" style:parent-style-name="PyCon-outline5">
      <style:paragraph-properties fo:margin-left="0cm" fo:margin-right="0cm" fo:margin-top="0cm" fo:margin-bottom="0.1cm" fo:text-indent="0cm"/>
      <style:text-properties fo:font-size="20pt" style:font-size-asian="20pt" style:font-size-complex="20pt"/>
    </style:style>
    <style:style style:name="PyCon-outline7" style:family="presentation" style:parent-style-name="PyCon-outline6">
      <style:paragraph-properties fo:margin-left="0cm" fo:margin-right="0cm" fo:margin-top="0cm" fo:margin-bottom="0.1cm" fo:text-indent="0cm"/>
      <style:text-properties fo:font-size="20pt" style:font-size-asian="20pt" style:font-size-complex="20pt"/>
    </style:style>
    <style:style style:name="PyCon-outline8" style:family="presentation" style:parent-style-name="PyCon-outline7">
      <style:paragraph-properties fo:margin-left="0cm" fo:margin-right="0cm" fo:margin-top="0cm" fo:margin-bottom="0.1cm" fo:text-indent="0cm"/>
      <style:text-properties fo:font-size="20pt" style:font-size-asian="20pt" style:font-size-complex="20pt"/>
    </style:style>
    <style:style style:name="PyCon-outline9" style:family="presentation" style:parent-style-name="PyCon-outline8">
      <style:paragraph-properties fo:margin-left="0cm" fo:margin-right="0cm" fo:margin-top="0cm" fo:margin-bottom="0.1cm" fo:text-indent="0cm"/>
      <style:text-properties fo:font-size="20pt" style:font-size-asian="20pt" style:font-size-complex="20pt"/>
    </style:style>
    <style:style style:name="PyCon-subtitle" style:family="presentation">
      <style:graphic-properties draw:stroke="none" draw:fill="none" draw:textarea-vertical-align="middle">
        <text:list-style style:name="PyC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yCon-title" style:family="presentation">
      <style:graphic-properties draw:stroke="none" draw:fill="none" draw:textarea-vertical-align="middle">
        <text:list-style style:name="PyC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00" style:text-outline="false" style:text-line-through-style="none" fo:font-family="'DejaVu Sans'" style:font-style-name="Book" style:font-family-generic="swiss"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7.991cm" fo:page-height="21.006cm" style:print-orientation="landscape"/>
    </style:page-layout>
    <style:style style:name="Mdp1" style:family="drawing-page">
      <style:drawing-page-properties draw:background-size="border" draw:fill="none" draw:fill-image-name="Empty"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yCon-backgroundobjects">
      <style:graphic-properties draw:stroke="none" draw:fill="none" draw:fill-color="#ffffff" draw:auto-grow-height="false" fo:min-height="1.449cm"/>
    </style:style>
    <style:style style:name="Mpr2" style:family="presentation" style:parent-style-name="PyCon-backgroundobjects">
      <style:graphic-properties draw:stroke="none" draw:fill="none" draw:fill-color="#ffffff" draw:auto-grow-height="false" fo:min-height="1.485cm"/>
    </style:style>
    <style:style style:name="Mpr3" style:family="presentation" style:parent-style-name="PyCon-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53cm" svg:x="1cm" svg:y="2.896cm"/>
      <draw:page-thumbnail draw:layer="backgroundobjects" svg:width="8.999cm" svg:height="6.753cm" svg:x="1cm" svg:y="11.472cm"/>
      <draw:page-thumbnail draw:layer="backgroundobjects" svg:width="8.999cm" svg:height="6.753cm" svg:x="1cm" svg:y="20.048cm"/>
      <draw:page-thumbnail draw:layer="backgroundobjects" svg:width="8.999cm" svg:height="6.753cm" svg:x="11cm" svg:y="2.896cm"/>
      <draw:page-thumbnail draw:layer="backgroundobjects" svg:width="8.999cm" svg:height="6.753cm" svg:x="11cm" svg:y="11.472cm"/>
      <draw:page-thumbnail draw:layer="backgroundobjects" svg:width="8.999cm" svg:height="6.753cm" svg:x="11cm" svg:y="20.048cm"/>
    </style:handout-master>
    <style:master-page style:name="PyCon" style:page-layout-name="PM1" draw:style-name="Mdp1">
      <office:forms form:automatic-focus="false" form:apply-design-mode="false"/>
      <draw:frame presentation:style-name="PyCon-title" draw:layer="backgroundobjects" svg:width="25.191cm" svg:height="3.507cm" svg:x="1.27cm" svg:y="7.288cm" presentation:class="title" presentation:placeholder="true">
        <draw:text-box/>
      </draw:frame>
      <draw:frame presentation:style-name="PyCon-outline1" draw:layer="backgroundobjects" svg:width="25.191cm" svg:height="13.863cm" svg:x="1.479cm" svg:y="11.43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8cm" svg:y="19.136cm" presentation:class="page-number">
        <draw:text-box>
          <text:p text:style-name="MP2"><text:span text:style-name="MT1"><text:page-number>&lt;number&gt;</text:page-number></text:span></text:p>
        </draw:text-box>
      </draw:frame>
      <presentation:notes style:page-layout-name="PM0">
        <draw:page-thumbnail presentation:style-name="PyCon-title" draw:layer="backgroundobjects" svg:width="14.848cm" svg:height="11.135cm" svg:x="3.075cm" svg:y="2.257cm" presentation:class="page"/>
        <draw:frame presentation:style-name="PyCon-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Mark Kohler</meta:initial-creator>
    <meta:creation-date>2012-01-28T15:27:58</meta:creation-date>
    <meta:editing-duration>P7DT9H58M59S</meta:editing-duration>
    <meta:editing-cycles>155</meta:editing-cycles>
    <dc:date>2012-03-10T10:58:00</dc:date>
    <dc:creator>Mark Kohler</dc:creator>
    <meta:generator>LibreOffice/3.3$Unix LibreOffice_project/330m19$Build-401</meta:generator>
    <meta:document-statistic meta:object-count="207"/>
  </office:meta>
</office:document-meta>
</file>